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446f6" officeooo:paragraph-rsid="001446f6" style:font-weight-asian="bold" style:font-weight-complex="bold"/>
    </style:style>
    <style:style style:name="P2" style:family="paragraph" style:parent-style-name="Standard">
      <style:text-properties fo:font-weight="normal" officeooo:rsid="001446f6" officeooo:paragraph-rsid="001446f6" style:font-weight-asian="normal" style:font-weight-complex="normal"/>
    </style:style>
    <style:style style:name="P3" style:family="paragraph" style:parent-style-name="Standard">
      <style:text-properties fo:font-size="11pt" fo:font-weight="normal" officeooo:rsid="001446f6" officeooo:paragraph-rsid="001446f6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47ef2" officeooo:paragraph-rsid="00147ef2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147ef2" officeooo:paragraph-rsid="00189800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15c645" officeooo:paragraph-rsid="0015c645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1627b8" officeooo:paragraph-rsid="001627b8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1a366e" officeooo:paragraph-rsid="001a366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1a6e02" officeooo:paragraph-rsid="001a6e02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style="normal" style:text-underline-style="none" fo:font-weight="normal" officeooo:rsid="001a366e" officeooo:paragraph-rsid="001a366e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11pt" fo:font-style="normal" style:text-underline-style="none" fo:font-weight="normal" officeooo:rsid="001f3714" officeooo:paragraph-rsid="001f3714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style:text-underline-style="none" fo:font-weight="normal" officeooo:rsid="001f3714" officeooo:paragraph-rsid="001f371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style:text-underline-style="none" fo:font-weight="normal" officeooo:rsid="00216f24" officeooo:paragraph-rsid="00216f2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22312e" officeooo:paragraph-rsid="0022312e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weight="bold" officeooo:rsid="001627b8" officeooo:paragraph-rsid="001627b8" style:font-size-asian="9.60000038146973pt" style:font-weight-asian="bold" style:font-size-complex="11pt" style:font-weight-complex="bold"/>
    </style:style>
    <style:style style:name="P16" style:family="paragraph" style:parent-style-name="Standard">
      <style:text-properties fo:font-size="12pt" fo:font-weight="bold" officeooo:rsid="001627b8" officeooo:paragraph-rsid="001627b8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f269c" officeooo:paragraph-rsid="001f269c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f3714" officeooo:paragraph-rsid="001f371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2312e" officeooo:paragraph-rsid="0022312e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1627b8" officeooo:paragraph-rsid="001627b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normal" style:text-underline-style="none" fo:font-weight="bold" officeooo:rsid="001f269c" officeooo:paragraph-rsid="001f269c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style:text-underline-style="none" fo:font-weight="normal" officeooo:rsid="001627b8" officeooo:paragraph-rsid="001f371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1627b8" officeooo:paragraph-rsid="00216f2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16f24" officeooo:paragraph-rsid="00216f2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fo:font-size="11pt" fo:font-style="normal" style:text-underline-style="none" fo:font-weight="normal" officeooo:rsid="00147ef2" officeooo:paragraph-rsid="00147ef2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3">
      <style:text-properties fo:font-size="11pt" fo:font-style="normal" style:text-underline-style="none" fo:font-weight="normal" officeooo:rsid="00147ef2" officeooo:paragraph-rsid="00189800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3">
      <style:text-properties fo:font-size="11pt" fo:font-style="normal" style:text-underline-style="none" fo:font-weight="normal" officeooo:rsid="00189800" officeooo:paragraph-rsid="00189800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3">
      <style:text-properties fo:font-size="11pt" fo:font-style="normal" style:text-underline-style="none" fo:font-weight="normal" officeooo:rsid="0019cf18" officeooo:paragraph-rsid="0019cf18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L3">
      <style:text-properties fo:font-size="11pt" fo:font-style="normal" style:text-underline-style="none" fo:font-weight="normal" officeooo:rsid="001a366e" officeooo:paragraph-rsid="001a366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L4">
      <style:text-properties fo:font-size="11pt" fo:font-style="normal" style:text-underline-style="none" fo:font-weight="normal" officeooo:rsid="001a366e" officeooo:paragraph-rsid="001a366e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4">
      <style:text-properties fo:font-size="11pt" fo:font-style="normal" style:text-underline-style="none" fo:font-weight="normal" officeooo:rsid="001a6e02" officeooo:paragraph-rsid="001a6e02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L5">
      <style:text-properties fo:font-size="11pt" fo:font-style="normal" style:text-underline-style="none" fo:font-weight="normal" officeooo:rsid="001f3714" officeooo:paragraph-rsid="001f3714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6">
      <style:text-properties fo:font-size="11pt" fo:font-style="normal" style:text-underline-style="none" fo:font-weight="normal" officeooo:rsid="001f3714" officeooo:paragraph-rsid="001f3714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22312e" officeooo:paragraph-rsid="0022312e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fo:font-size="11pt" fo:font-style="normal" style:text-underline-style="none" fo:font-weight="normal" officeooo:rsid="0022312e" officeooo:paragraph-rsid="0022312e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7">
      <style:text-properties fo:font-size="11pt" fo:font-style="normal" style:text-underline-style="none" fo:font-weight="normal" officeooo:rsid="00216f24" officeooo:paragraph-rsid="00216f24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7">
      <style:text-properties fo:font-size="11pt" fo:font-style="normal" style:text-underline-style="none" fo:font-weight="normal" officeooo:rsid="0022312e" officeooo:paragraph-rsid="0022312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8">
      <style:text-properties fo:font-size="11pt" fo:font-style="normal" style:text-underline-style="none" fo:font-weight="normal" officeooo:rsid="0022312e" officeooo:paragraph-rsid="0022312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1pt" fo:font-style="normal" style:text-underline-style="none" fo:font-weight="normal" officeooo:rsid="0022312e" officeooo:paragraph-rsid="0022312e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1">
      <style:text-properties fo:font-size="11pt" fo:font-weight="normal" officeooo:rsid="00147ef2" officeooo:paragraph-rsid="00147ef2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2">
      <style:text-properties fo:font-size="11pt" fo:font-weight="normal" officeooo:rsid="00147ef2" officeooo:paragraph-rsid="00147ef2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2">
      <style:text-properties fo:font-size="11pt" fo:font-weight="normal" officeooo:rsid="0015c645" officeooo:paragraph-rsid="0015c645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3">
      <style:text-properties fo:font-size="11pt" fo:font-weight="normal" officeooo:rsid="0019cf18" officeooo:paragraph-rsid="0019cf18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4">
      <style:text-properties fo:font-size="11pt" fo:font-weight="normal" officeooo:rsid="001a366e" officeooo:paragraph-rsid="001a366e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font-weight="bold" officeooo:rsid="0022312e" officeooo:paragraph-rsid="0022312e" style:font-size-asian="9.60000038146973pt" style:font-weight-asian="bold" style:font-size-complex="11pt" style:font-weight-complex="bold"/>
    </style:style>
    <style:style style:name="P46" style:family="paragraph" style:parent-style-name="Standard" style:list-style-name="L10">
      <style:paragraph-properties fo:text-align="start" style:justify-single-word="false"/>
      <style:text-properties fo:font-size="11pt" fo:font-weight="bold" officeooo:rsid="0022312e" officeooo:paragraph-rsid="0022312e" style:font-size-asian="9.60000038146973pt" style:font-weight-asian="bold" style:font-size-complex="11pt" style:font-weight-complex="bold"/>
    </style:style>
    <style:style style:name="P47" style:family="paragraph" style:parent-style-name="Standard" style:list-style-name="L10">
      <style:paragraph-properties fo:text-align="start" style:justify-single-word="false"/>
      <style:text-properties fo:font-size="11pt" fo:font-weight="bold" officeooo:rsid="002614da" officeooo:paragraph-rsid="002614da" style:font-size-asian="9.60000038146973pt" style:font-weight-asian="bold" style:font-size-complex="11pt" style:font-weight-complex="bold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1pt" fo:font-weight="bold" officeooo:rsid="00264db8" officeooo:paragraph-rsid="00264db8" style:font-size-asian="9.60000038146973pt" style:font-weight-asian="bold" style:font-size-complex="11pt" style:font-weight-complex="bold"/>
    </style:style>
    <style:style style:name="P49" style:family="paragraph" style:parent-style-name="Standard">
      <style:text-properties fo:font-size="12pt" fo:font-weight="bold" officeooo:rsid="00216f24" officeooo:paragraph-rsid="00216f2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22312e" officeooo:paragraph-rsid="0022312e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weight="bold" officeooo:rsid="001446f6" officeooo:paragraph-rsid="001446f6" style:font-weight-asian="bold" style:font-weight-complex="bold"/>
    </style:style>
    <style:style style:name="P52" style:family="paragraph" style:parent-style-name="Standard">
      <style:text-properties fo:font-weight="bold" officeooo:rsid="002597c2" officeooo:paragraph-rsid="002597c2" style:font-weight-asian="bold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f5a5" style:font-style-asian="normal" style:font-weight-asian="normal" style:font-style-complex="normal" style:font-weight-complex="normal"/>
    </style:style>
    <style:style style:name="T4" style:family="text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022312e"/>
    </style:style>
    <style:style style:name="T6" style:family="text">
      <style:text-properties officeooo:rsid="00264db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Some exam questions</text:p>
      <text:p text:style-name="P1"/>
      <text:p text:style-name="P1">Describe each part of the project “Accelerometer” (the most efficient one)</text:p>
      <text:p text:style-name="P2">Which kind of hardware do you use on the board? Which pins and which functions are you using? Which peripherals do you use? Are you using interrupts?</text:p>
      <text:p text:style-name="P2"/>
      <text:p text:style-name="P3">Use the keyboard to acquire only one axis at time:</text:p>
      <text:p text:style-name="P3"/>
      <text:p text:style-name="P3">0→X, 1→Y, 2→ Z.</text:p>
      <text:p text:style-name="P3"/>
      <text:p text:style-name="P4">Lab questions</text:p>
      <text:p text:style-name="P4"/>
      <text:list text:style-name="L1">
        <text:list-item>
          <text:p text:style-name="P25">Did you managed to complete the project?</text:p>
          <text:p text:style-name="P40"/>
        </text:list-item>
        <text:list-item>
          <text:p text:style-name="P40">Where is the accelerometer?</text:p>
          <text:p text:style-name="P40"/>
        </text:list-item>
        <text:list-item>
          <text:p text:style-name="P40">Which are its directions?</text:p>
          <text:p text:style-name="P40"/>
        </text:list-item>
        <text:list-item>
          <text:p text:style-name="P40">How do you understand the functioning of the keyboard looking at schematic?</text:p>
          <text:p text:style-name="P40"/>
        </text:list-item>
        <text:list-item>
          <text:p text:style-name="P40">Could we use instead 4 +4 inputs (instead of 4 inputs + 4 outputs) to read the keyboard?</text:p>
          <text:p text:style-name="P40">No, we can’t distinguish if more than one key is pressed simultaneously.</text:p>
        </text:list-item>
      </text:list>
      <text:p text:style-name="P4"/>
      <text:p text:style-name="P4">Theory</text:p>
      <text:p text:style-name="P4"/>
      <text:list xml:id="list721978344" text:style-name="L2">
        <text:list-item>
          <text:p text:style-name="P41">Tell about image sensors<text:line-break/></text:p>
        </text:list-item>
        <text:list-item>
          <text:p text:style-name="P41">Why an OpAmp cannot be used in CCD?</text:p>
        </text:list-item>
      </text:list>
      <text:p text:style-name="P4"/>
      <text:list xml:id="list154159982990262" text:continue-numbering="true" text:style-name="L2">
        <text:list-item>
          <text:p text:style-name="P41">Which is the main difference between CCD and CMOS active pixel sensors<text:line-break/></text:p>
        </text:list-item>
        <text:list-item>
          <text:p text:style-name="P41">Which are sources of noise in CCD pixels?<text:line-break/></text:p>
        </text:list-item>
        <text:list-item>
          <text:p text:style-name="P41">What is flat fielding?<text:line-break/>Different pixels can show some gradient and different efficiency<text:line-break/></text:p>
        </text:list-item>
        <text:list-item>
          <text:p text:style-name="P42">What about the reset noise?<text:line-break/></text:p>
        </text:list-item>
        <text:list-item>
          <text:p text:style-name="P42">How to switch from standard deviation of voltage to standard deviation of charge?</text:p>
        </text:list-item>
      </text:list>
      <text:p text:style-name="P6"/>
      <text:p text:style-name="P6"/>
      <text:p text:style-name="P6"/>
      <text:p text:style-name="P16">Describe each part of the LCD project “show the names of your Team on the LCD”.</text:p>
      <text:p text:style-name="P20">Which kind of hardware do you use on the board? Which pins and which functions are you using? Which peripherals do you use? Are you using interrupts?</text:p>
      <text:p text:style-name="P16"/>
      <text:p text:style-name="P7">Modifiy the project to continously show the names, until you snap your finger and then only show the last name blinking at 1Hz.</text:p>
      <text:p text:style-name="P15"/>
      <text:p text:style-name="P5">Lab questions</text:p>
      <text:p text:style-name="P5"/>
      <text:list text:style-name="L3">
        <text:list-item>
          <text:p text:style-name="P26">Did you managed to complete the project?<text:line-break/></text:p>
        </text:list-item>
        <text:list-item>
          <text:p text:style-name="P27">Do you need to use interrupt priority?<text:line-break/>Yes, timer at higher priority to avoid debouncing (so EXTI priority at 1)<text:line-break/></text:p>
        </text:list-item>
        <text:list-item>
          <text:p text:style-name="P28"><text:soft-page-break/>Which kind of protocol does the LCD use?<text:line-break/></text:p>
        </text:list-item>
        <text:list-item>
          <text:p text:style-name="P43"><text:span text:style-name="T1">How the configuration of the pin, timers, … are configured in code?<text:line-break/></text:span></text:p>
        </text:list-item>
        <text:list-item>
          <text:p text:style-name="P28">It is better to use falling or rising edge detection?<text:line-break/>In this case is the same<text:line-break/></text:p>
        </text:list-item>
        <text:list-item>
          <text:p text:style-name="P29">How the microphone is connected to the board? Why is it connected to a digital input? What is the role of C11 capacitor?<text:line-break/></text:p>
        </text:list-item>
      </text:list>
      <text:p text:style-name="P10">Theory</text:p>
      <text:p text:style-name="P8"/>
      <text:list text:style-name="L4">
        <text:list-item>
          <text:p text:style-name="P30">Do a general introduction to microphones</text:p>
          <text:p text:style-name="P44"/>
        </text:list-item>
        <text:list-item>
          <text:p text:style-name="P30">How the capacitive microphones work?</text:p>
          <text:p text:style-name="P44"/>
        </text:list-item>
        <text:list-item>
          <text:p text:style-name="P30">What kind of microphone is the one used on the board?<text:line-break/></text:p>
        </text:list-item>
        <text:list-item>
          <text:p text:style-name="P30">Which are the main differences between pressure and pressure gradient microphones?<text:line-break/></text:p>
        </text:list-item>
        <text:list-item>
          <text:p text:style-name="P31">Which are the characteristics of the pressure gradiant microphone?</text:p>
          <text:p text:style-name="P31">Figure 8 and others<text:line-break/></text:p>
        </text:list-item>
        <text:list-item>
          <text:p text:style-name="P31">What about HAL sensors?<text:line-break/></text:p>
        </text:list-item>
      </text:list>
      <text:p text:style-name="P9"/>
      <text:p text:style-name="P21">Describe each part of the project “ADC scan using DMA”.</text:p>
      <text:p text:style-name="P22">Which kind of hardware do you use on the board? Which pins and which functions are you using? Which peripherals do you use? Are you using interrupts?</text:p>
      <text:p text:style-name="P17"/>
      <text:p text:style-name="P12">Modify the project to stop the scan every time one of the pushbutton in one corner of the keyboard is pressed</text:p>
      <text:p text:style-name="P17"/>
      <text:p text:style-name="P17"/>
      <text:p text:style-name="P17"/>
      <text:p text:style-name="P17"/>
      <text:p text:style-name="P11">Lab questions</text:p>
      <text:p text:style-name="P18"/>
      <text:list text:style-name="L5">
        <text:list-item>
          <text:p text:style-name="P32">How do you managed to complete the project?<text:line-break/></text:p>
        </text:list-item>
        <text:list-item>
          <text:p text:style-name="P32">How ADC is configured in order to work with DMA? (both ioc settings and code in main.c)<text:line-break/></text:p>
        </text:list-item>
      </text:list>
      <text:p text:style-name="P18"/>
      <text:p text:style-name="P11">Theory questions</text:p>
      <text:p text:style-name="P18"/>
      <text:list text:style-name="L6">
        <text:list-item>
          <text:p text:style-name="P33">Linear Variable differential transformer<text:line-break/></text:p>
        </text:list-item>
        <text:list-item>
          <text:p text:style-name="P33">Inductive sensors in general<text:line-break/></text:p>
        </text:list-item>
      </text:list>
      <text:p text:style-name="P18"/>
      <text:p text:style-name="P49">Describe each part of the project “ADC triggered by TIM to LCD” for acquiring the potentiometer.<text:span text:style-name="T4"/></text:p>
      <text:p text:style-name="P23">Which kind of hardware do you use on the board? Which pins and which functions are you using? Which peripherals do you use? Are you using interrupts?</text:p>
      <text:p text:style-name="P23"/>
      <text:p text:style-name="P24">Modify the project to produce two different tones if the voltage goes below 0.5V or above 2.8V</text:p>
      <text:p text:style-name="P24"><text:soft-page-break/></text:p>
      <text:p text:style-name="P13">Lab questions</text:p>
      <text:list text:style-name="L7">
        <text:list-item>
          <text:p text:style-name="P36"><text:span text:style-name="T5">H</text:span>ow to do implemented the project?</text:p>
          <text:p text:style-name="P36"/>
        </text:list-item>
        <text:list-item>
          <text:p text:style-name="P36">Imagine having multiple power supplies, how do you choose the correct one for the ADC value calculation? The voltage at ADC output or the one connected at its input?<text:line-break/></text:p>
        </text:list-item>
        <text:list-item>
          <text:p text:style-name="P36">How the timer peripheral is implemented in the microcontroller? <text:span text:style-name="T5">Which are the main hardware component that compose it? [counter, clock generator, registers]<text:line-break/></text:span></text:p>
        </text:list-item>
        <text:list-item>
          <text:p text:style-name="P37">Which are the main clock generator sources?<text:line-break/></text:p>
        </text:list-item>
        <text:list-item>
          <text:p text:style-name="P37">What is the encoder and how does it work?</text:p>
        </text:list-item>
      </text:list>
      <text:p text:style-name="P14"/>
      <text:p text:style-name="P14">Theory questions</text:p>
      <text:p text:style-name="P14"/>
      <text:list text:style-name="L8">
        <text:list-item>
          <text:p text:style-name="P38">List the characteristics used to evaluate the performance of a sensor<text:line-break/></text:p>
        </text:list-item>
        <text:list-item>
          <text:p text:style-name="P38">Give an example for the sensitivity [for example for the photodiode, it is called responsivity and it depends on the wavelength]<text:line-break/></text:p>
        </text:list-item>
        <text:list-item>
          <text:p text:style-name="P38">Why we would like that the all the electrons are assorbed in the depleted region? [recombination]<text:line-break/></text:p>
        </text:list-item>
        <text:list-item>
          <text:p text:style-name="P39">What is the energy gap of the silicon?<text:line-break/></text:p>
        </text:list-item>
        <text:list-item>
          <text:p text:style-name="P39">What about the noise of photodiode?<text:line-break/></text:p>
        </text:list-item>
        <text:list-item>
          <text:p text:style-name="P39">Associates the other sensors’ characteristics to the light sensors<text:line-break/><text:line-break/></text:p>
        </text:list-item>
      </text:list>
      <text:p text:style-name="P19"><text:span text:style-name="T1">Countinuously sampling ADC<text:line-break/></text:span><text:span text:style-name="T2">Do an avarage on 1000 samples of the acquired data</text:span></text:p>
      <text:p text:style-name="P19"/>
      <text:p text:style-name="P34">Lab questions</text:p>
      <text:p text:style-name="P45"/>
      <text:list text:style-name="L9">
        <text:list-item>
          <text:p text:style-name="P35">How do you configured the ADC?<text:line-break/></text:p>
        </text:list-item>
        <text:list-item>
          <text:p text:style-name="P35">What is the DMA and how does it work?<text:line-break/></text:p>
        </text:list-item>
        <text:list-item>
          <text:p text:style-name="P35">How do you configured the DMA? What does it mean circular mode? [circular mode is used for continous acquisition] Why memory is set to half word?<text:line-break/></text:p>
        </text:list-item>
        <text:list-item>
          <text:p text:style-name="P35">Have you tried to look at the clock configuration? What have you understood about it? What does LSI, HSE, … means?<text:line-break/></text:p>
        </text:list-item>
      </text:list>
      <text:p text:style-name="P34">Theory question<text:span text:style-name="T6">s</text:span></text:p>
      <text:p text:style-name="P45"/>
      <text:list xml:id="list4292876485" text:style-name="L10">
        <text:list-item>
          <text:p text:style-name="P46"><text:span text:style-name="T2">Tell about force sensors. What does they measure? What is the relation between stress and force? [stress is force over area</text:span><text:span text:style-name="T3">]<text:line-break/></text:span></text:p>
        </text:list-item>
        <text:list-item>
          <text:p text:style-name="P47"><text:span text:style-name="T3">D</text:span><text:span text:style-name="T2">raw a system that you could use to acquire a quantity proportional to strain in only one direction, but able to reject the effects due to other directions and temperature<text:line-break/></text:span></text:p>
        </text:list-item>
        <text:list-item>
          <text:p text:style-name="P48"><text:span text:style-name="T2">Try to compute the gain you are going to get with this configuration<text:line-break/></text:span></text:p>
        </text:list-item>
        <text:list-item>
          <text:p text:style-name="P48"><text:span text:style-name="T2">How would you connect it to the microcontroller?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31:11.438194606</meta:creation-date>
    <dc:date>2023-12-21T15:41:58.378414455</dc:date>
    <meta:editing-duration>PT3H34M6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3" meta:paragraph-count="74" meta:word-count="884" meta:character-count="4921" meta:non-whitespace-character-count="4122"/>
  </office:meta>
</office:document-meta>
</file>